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Bitstream Vera Serif" svg:font-family="'Bitstream Vera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e6b79" officeooo:paragraph-rsid="000e6b79"/>
    </style:style>
    <style:style style:name="P2" style:family="paragraph" style:parent-style-name="Standard">
      <style:text-properties officeooo:rsid="000e6b79" officeooo:paragraph-rsid="000fc39a"/>
    </style:style>
    <style:style style:name="P3" style:family="paragraph" style:parent-style-name="Standard">
      <style:text-properties officeooo:rsid="000e6b79" officeooo:paragraph-rsid="001edcaf"/>
    </style:style>
    <style:style style:name="P4" style:family="paragraph" style:parent-style-name="Standard">
      <style:text-properties officeooo:rsid="00136236" officeooo:paragraph-rsid="00136236"/>
    </style:style>
    <style:style style:name="P5" style:family="paragraph" style:parent-style-name="Standard">
      <style:text-properties style:text-position="0% 100%" style:font-name="Bitstream Vera Serif" fo:font-size="10pt" officeooo:rsid="00136236" officeooo:paragraph-rsid="00136236" style:font-size-asian="10pt" style:font-size-complex="10pt"/>
    </style:style>
    <style:style style:name="P6" style:family="paragraph" style:parent-style-name="Standard">
      <style:text-properties style:text-position="0% 100%" style:font-name="Bitstream Vera Serif" fo:font-size="10pt" officeooo:rsid="00136236" officeooo:paragraph-rsid="001524f2" style:font-size-asian="10pt" style:font-size-complex="10pt"/>
    </style:style>
    <style:style style:name="P7" style:family="paragraph" style:parent-style-name="Standard">
      <style:text-properties style:text-position="0% 100%" style:font-name="Bitstream Vera Serif" fo:font-size="10pt" officeooo:rsid="0017068a" officeooo:paragraph-rsid="0017068a" style:font-size-asian="10pt" style:font-size-complex="10pt"/>
    </style:style>
    <style:style style:name="P8" style:family="paragraph" style:parent-style-name="Standard">
      <style:text-properties style:text-position="0% 100%" style:font-name="Bitstream Vera Serif" fo:font-size="10pt" officeooo:rsid="00175db6" officeooo:paragraph-rsid="00175db6" style:font-size-asian="10pt" style:font-size-complex="10pt"/>
    </style:style>
    <style:style style:name="P9" style:family="paragraph" style:parent-style-name="Standard">
      <style:text-properties style:text-position="0% 100%" style:font-name="Bitstream Vera Serif" fo:font-size="10pt" fo:font-weight="normal" officeooo:rsid="00175db6" officeooo:paragraph-rsid="00175db6" style:font-size-asian="10pt" style:font-weight-asian="normal" style:font-size-complex="10pt" style:font-weight-complex="normal"/>
    </style:style>
    <style:style style:name="P10" style:family="paragraph" style:parent-style-name="Standard">
      <style:text-properties style:text-position="0% 100%" style:font-name="Bitstream Vera Serif" fo:font-size="10pt" fo:font-weight="bold" officeooo:rsid="0017068a" officeooo:paragraph-rsid="0017068a" style:font-size-asian="10pt" style:font-weight-asian="bold" style:font-size-complex="10pt" style:font-weight-complex="bold"/>
    </style:style>
    <style:style style:name="P11" style:family="paragraph" style:parent-style-name="Standard">
      <style:text-properties style:text-position="0% 100%" style:font-name="Bitstream Vera Serif" fo:font-size="10pt" fo:font-weight="bold" officeooo:rsid="00136236" officeooo:paragraph-rsid="00136236" style:font-size-asian="10pt" style:font-weight-asian="bold" style:font-size-complex="10pt" style:font-weight-complex="bold"/>
    </style:style>
    <style:style style:name="P12" style:family="paragraph" style:parent-style-name="Standard">
      <style:text-properties style:text-position="0% 100%" style:font-name="Bitstream Vera Serif" fo:font-size="8pt" officeooo:rsid="00136236" officeooo:paragraph-rsid="00136236" style:font-size-asian="8pt" style:font-size-complex="8pt"/>
    </style:style>
    <style:style style:name="P13" style:family="paragraph" style:parent-style-name="Standard">
      <style:text-properties officeooo:paragraph-rsid="00175db6"/>
    </style:style>
    <style:style style:name="P14" style:family="paragraph" style:parent-style-name="Standard">
      <style:text-properties officeooo:paragraph-rsid="001b4182"/>
    </style:style>
    <style:style style:name="P15" style:family="paragraph" style:parent-style-name="Standard">
      <style:text-properties style:font-name="sans-serif" fo:font-size="8.25pt" officeooo:rsid="000fc39a" officeooo:paragraph-rsid="000fc39a"/>
    </style:style>
    <style:style style:name="P16" style:family="paragraph" style:parent-style-name="Standard">
      <style:text-properties style:font-name="sans-serif" fo:font-size="8.25pt" officeooo:rsid="00117db4" officeooo:paragraph-rsid="000fc39a"/>
    </style:style>
    <style:style style:name="P17" style:family="paragraph" style:parent-style-name="Standard">
      <style:paragraph-properties fo:text-align="center" style:justify-single-word="false"/>
      <style:text-properties fo:font-style="italic" fo:font-weight="bold" officeooo:rsid="000e6b79" officeooo:paragraph-rsid="000e6b79" style:font-style-asian="italic" style:font-weight-asian="bold" style:font-style-complex="italic" style:font-weight-complex="bold"/>
    </style:style>
    <style:style style:name="P18" style:family="paragraph" style:parent-style-name="Standard" style:list-style-name="L1">
      <style:text-properties officeooo:paragraph-rsid="00136236"/>
    </style:style>
    <style:style style:name="P19" style:family="paragraph" style:parent-style-name="Standard" style:list-style-name="L1">
      <style:text-properties style:text-position="0% 100%" style:font-name="Bitstream Vera Serif" fo:font-size="8pt" officeooo:rsid="00136236" officeooo:paragraph-rsid="00136236" style:font-size-asian="8pt" style:font-size-complex="8pt"/>
    </style:style>
    <style:style style:name="P20" style:family="paragraph" style:parent-style-name="Standard" style:list-style-name="L2">
      <style:text-properties style:text-position="0% 100%" style:font-name="Bitstream Vera Serif" fo:font-size="10pt" fo:font-weight="normal" officeooo:rsid="0017068a" officeooo:paragraph-rsid="0017068a" style:font-size-asian="10pt" style:font-weight-asian="normal" style:font-size-complex="10pt" style:font-weight-complex="normal"/>
    </style:style>
    <style:style style:name="P21" style:family="paragraph" style:parent-style-name="Standard" style:list-style-name="L6">
      <style:text-properties style:text-position="0% 100%" style:font-name="Bitstream Vera Serif" fo:font-size="10pt" fo:font-weight="normal" officeooo:rsid="00175db6" officeooo:paragraph-rsid="00175db6" style:font-size-asian="10pt" style:font-weight-asian="normal" style:font-size-complex="10pt" style:font-weight-complex="normal"/>
    </style:style>
    <style:style style:name="P22" style:family="paragraph" style:parent-style-name="Standard" style:list-style-name="L7">
      <style:text-properties style:text-position="0% 100%" style:font-name="Bitstream Vera Serif" fo:font-size="10pt" fo:font-weight="normal" officeooo:rsid="00175db6" officeooo:paragraph-rsid="00175db6" style:font-size-asian="10pt" style:font-weight-asian="normal" style:font-size-complex="10pt" style:font-weight-complex="normal"/>
    </style:style>
    <style:style style:name="P23" style:family="paragraph" style:parent-style-name="Standard" style:list-style-name="L8">
      <style:text-properties style:text-position="0% 100%" style:font-name="Bitstream Vera Serif" fo:font-size="10pt" fo:font-weight="normal" officeooo:rsid="00175db6" officeooo:paragraph-rsid="00175db6" style:font-size-asian="10pt" style:font-weight-asian="normal" style:font-size-complex="10pt" style:font-weight-complex="normal"/>
    </style:style>
    <style:style style:name="P24" style:family="paragraph" style:parent-style-name="Standard">
      <style:text-properties style:text-position="0% 100%" style:font-name="Bitstream Vera Serif" fo:font-size="10pt" fo:font-weight="normal" officeooo:rsid="00175db6" officeooo:paragraph-rsid="00175db6" style:font-size-asian="10pt" style:font-weight-asian="normal" style:font-size-complex="10pt" style:font-weight-complex="normal"/>
    </style:style>
    <style:style style:name="P25" style:family="paragraph" style:parent-style-name="Standard" style:list-style-name="L2">
      <style:text-properties style:text-position="0% 100%" style:font-name="Bitstream Vera Serif" fo:font-size="10pt" officeooo:rsid="0017068a" officeooo:paragraph-rsid="0017068a" style:font-size-asian="10pt" style:font-size-complex="10pt"/>
    </style:style>
    <style:style style:name="P26" style:family="paragraph" style:parent-style-name="Standard" style:list-style-name="L3">
      <style:text-properties style:text-position="0% 100%" style:font-name="Bitstream Vera Serif" fo:font-size="10pt" officeooo:rsid="0017068a" officeooo:paragraph-rsid="0017068a" style:font-size-asian="10pt" style:font-size-complex="10pt"/>
    </style:style>
    <style:style style:name="P27" style:family="paragraph" style:parent-style-name="Standard" style:list-style-name="L5">
      <style:text-properties style:text-position="0% 100%" style:font-name="Bitstream Vera Serif" fo:font-size="10pt" officeooo:rsid="0017068a" officeooo:paragraph-rsid="0017068a" style:font-size-asian="10pt" style:font-size-complex="10pt"/>
    </style:style>
    <style:style style:name="P28" style:family="paragraph" style:parent-style-name="Standard">
      <style:text-properties style:text-position="0% 100%" style:font-name="Bitstream Vera Serif" fo:font-size="10pt" officeooo:rsid="0017068a" officeooo:paragraph-rsid="0017068a" style:font-size-asian="10pt" style:font-size-complex="10pt"/>
    </style:style>
    <style:style style:name="P29" style:family="paragraph" style:parent-style-name="Standard" style:list-style-name="L4">
      <style:text-properties style:text-position="0% 100%" style:font-name="Bitstream Vera Serif" fo:font-size="10pt" officeooo:rsid="00175db6" officeooo:paragraph-rsid="00175db6" style:font-size-asian="10pt" style:font-size-complex="10pt"/>
    </style:style>
    <style:style style:name="P30" style:family="paragraph" style:parent-style-name="Standard" style:list-style-name="L6">
      <style:text-properties style:text-position="0% 100%" style:font-name="Bitstream Vera Serif" fo:font-size="10pt" officeooo:rsid="00175db6" officeooo:paragraph-rsid="00175db6" style:font-size-asian="10pt" style:font-size-complex="10pt"/>
    </style:style>
    <style:style style:name="P31" style:family="paragraph" style:parent-style-name="Standard" style:list-style-name="L9">
      <style:text-properties officeooo:paragraph-rsid="00175db6"/>
    </style:style>
    <style:style style:name="P32" style:family="paragraph" style:parent-style-name="Standard" style:list-style-name="L9">
      <style:text-properties officeooo:paragraph-rsid="0027a9b4"/>
    </style:style>
    <style:style style:name="P33" style:family="paragraph" style:parent-style-name="Standard" style:list-style-name="L10">
      <style:text-properties officeooo:paragraph-rsid="00175db6"/>
    </style:style>
    <style:style style:name="P34" style:family="paragraph" style:parent-style-name="Standard" style:list-style-name="L10">
      <style:text-properties officeooo:paragraph-rsid="001a8abc"/>
    </style:style>
    <style:style style:name="P35" style:family="paragraph" style:parent-style-name="Standard" style:list-style-name="L11">
      <style:text-properties officeooo:paragraph-rsid="00175db6"/>
    </style:style>
    <style:style style:name="P36" style:family="paragraph" style:parent-style-name="Standard" style:list-style-name="L12">
      <style:text-properties officeooo:paragraph-rsid="00175db6"/>
    </style:style>
    <style:style style:name="P37" style:family="paragraph" style:parent-style-name="Standard" style:list-style-name="L12">
      <style:text-properties officeooo:paragraph-rsid="001b4182"/>
    </style:style>
    <style:style style:name="P38" style:family="paragraph" style:parent-style-name="Standard" style:list-style-name="L13">
      <style:text-properties officeooo:paragraph-rsid="001b4182"/>
    </style:style>
    <style:style style:name="T1" style:family="text">
      <style:text-properties style:font-name="sans-serif" fo:font-size="8.25pt"/>
    </style:style>
    <style:style style:name="T2" style:family="text">
      <style:text-properties style:font-name="sans-serif" fo:font-size="8.25pt" officeooo:rsid="00117db4"/>
    </style:style>
    <style:style style:name="T3" style:family="text">
      <style:text-properties style:font-name="sans-serif" fo:font-size="8.25pt" fo:font-weight="bold" style:font-weight-asian="bold" style:font-weight-complex="bold"/>
    </style:style>
    <style:style style:name="T4" style:family="text">
      <style:text-properties style:font-name="sans-serif" fo:font-size="8.25pt" fo:font-weight="bold" officeooo:rsid="000fc39a" style:font-weight-asian="bold" style:font-weight-complex="bold"/>
    </style:style>
    <style:style style:name="T5" style:family="text">
      <style:text-properties style:font-name="sans-serif" fo:font-size="8.25pt" fo:font-weight="bold" officeooo:rsid="00117db4" style:font-weight-asian="bold" style:font-weight-complex="bold"/>
    </style:style>
    <style:style style:name="T6" style:family="text">
      <style:text-properties style:font-name="sans-serif" fo:font-size="8.25pt" fo:font-weight="normal" officeooo:rsid="000fc39a" style:font-weight-asian="normal" style:font-weight-complex="normal"/>
    </style:style>
    <style:style style:name="T7" style:family="text">
      <style:text-properties fo:font-weight="bold" style:font-weight-asian="bold" style:font-weight-complex="bold"/>
    </style:style>
    <style:style style:name="T8" style:family="text">
      <style:text-properties style:text-position="0% 100%" style:font-name="Bitstream Vera Serif" fo:font-size="8pt" fo:font-weight="bold" style:font-size-asian="8pt" style:font-weight-asian="bold" style:font-size-complex="8pt" style:font-weight-complex="bold"/>
    </style:style>
    <style:style style:name="T9" style:family="text">
      <style:text-properties style:text-position="0% 100%" style:font-name="Bitstream Vera Serif" fo:font-size="8pt" style:font-size-asian="8pt" style:font-size-complex="8pt"/>
    </style:style>
    <style:style style:name="T10" style:family="text">
      <style:text-properties style:text-position="0% 100%" style:font-name="Bitstream Vera Serif" fo:font-size="8pt" officeooo:rsid="001524f2" style:font-size-asian="8pt" style:font-size-complex="8pt"/>
    </style:style>
    <style:style style:name="T11" style:family="text">
      <style:text-properties style:text-position="0% 100%" style:font-name="Bitstream Vera Serif" fo:font-size="8pt" officeooo:rsid="00136236" style:font-size-asian="8pt" style:font-size-complex="8pt"/>
    </style:style>
    <style:style style:name="T12" style:family="text">
      <style:text-properties fo:font-weight="normal" style:font-weight-asian="normal" style:font-weight-complex="normal"/>
    </style:style>
    <style:style style:name="T13" style:family="text">
      <style:text-properties officeooo:rsid="001b4182"/>
    </style:style>
    <style:style style:name="T14" style:family="text">
      <style:text-properties officeooo:rsid="001edcaf"/>
    </style:style>
    <style:style style:name="T15" style:family="text">
      <style:text-properties officeooo:rsid="002814c7"/>
    </style:style>
    <style:style style:name="T16" style:family="text">
      <style:text-properties officeooo:rsid="00282d1c"/>
    </style:style>
    <style:style style:name="T17" style:family="text">
      <style:text-properties officeooo:rsid="0028967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445in" fo:text-indent="-0.25in" fo:margin-left="0.544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45in" fo:text-indent="-0.25in" fo:margin-left="0.794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45in" fo:text-indent="-0.25in" fo:margin-left="1.044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45in" fo:text-indent="-0.25in" fo:margin-left="1.29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45in" fo:text-indent="-0.25in" fo:margin-left="1.544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45in" fo:text-indent="-0.25in" fo:margin-left="1.794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45in" fo:text-indent="-0.25in" fo:margin-left="2.044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45in" fo:text-indent="-0.25in" fo:margin-left="2.29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45in" fo:text-indent="-0.25in" fo:margin-left="2.54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45in" fo:text-indent="-0.25in" fo:margin-left="2.794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Commands for <text:span text:style-name="T14">S</text:span>ystem <text:span text:style-name="T14">M</text:span>o<text:span text:style-name="T14">nit</text:span>or<text:span text:style-name="T14">ing</text:span></text:p>
      <text:p text:style-name="P1"/>
      <text:p text:style-name="P2"><text:span text:style-name="T7">- </text:span><text:span text:style-name="T3">uname: </text:span><text:span text:style-name="T6">Basic information of the system that will show us the system we are using.</text:span></text:p>
      <text:p text:style-name="P15"/>
      <text:p text:style-name="P2"><text:span text:style-name="T4">- uptime:</text:span><text:span text:style-name="T1"> </text:span><text:span text:style-name="T2">Shows date and user information</text:span></text:p>
      <text:p text:style-name="P16"/>
      <text:p text:style-name="P3"><text:span text:style-name="T5">-time:</text:span><text:span text:style-name="T2"> It measures the execution time of a program. It takes the measurement of a program and the time it is running.</text:span></text:p>
      <text:p text:style-name="P16"/>
      <text:p text:style-name="P4"><text:span text:style-name="T7">- </text:span><text:span text:style-name="T8">top:</text:span><text:span text:style-name="T9"> It serves to know the processes that are in execution and how much memory they consume, it is updated every three seconds (this can be modified to the user's liking).</text:span></text:p>
      <text:p text:style-name="P12"/>
      <text:p text:style-name="P12">The first line of information is like uptime. It indicates the number of processes and their classification according to their status:</text:p>
      <text:p text:style-name="P12"/>
      <text:list xml:id="list3043845817" text:style-name="L1">
        <text:list-item>
          <text:p text:style-name="P18"><text:span text:style-name="T10">s</text:span><text:span text:style-name="T11">leeping</text:span></text:p>
        </text:list-item>
        <text:list-item>
          <text:p text:style-name="P19">running</text:p>
        </text:list-item>
        <text:list-item>
          <text:p text:style-name="P19">zombies</text:p>
        </text:list-item>
        <text:list-item>
          <text:p text:style-name="P19">stopped</text:p>
        </text:list-item>
        <text:list-item>
          <text:p text:style-name="P19">The average utilization of the processor, classified by code type.</text:p>
        </text:list-item>
        <text:list-item>
          <text:p text:style-name="P19">user</text:p>
        </text:list-item>
        <text:list-item>
          <text:p text:style-name="P19">system</text:p>
        </text:list-item>
        <text:list-item>
          <text:p text:style-name="P19">nice</text:p>
        </text:list-item>
        <text:list-item>
          <text:p text:style-name="P19">idle</text:p>
        </text:list-item>
      </text:list>
      <text:p text:style-name="P12"/>
      <text:p text:style-name="P5">Provides information on each process, in particular its PID (identification number), its owner</text:p>
      <text:p text:style-name="P5">(USER), its priority level (PRI) and value of the nice parameter (NI), memory occupied (SIZE) and shared (SHARE), its state (STAT) which can be: R (running).</text:p>
      <text:p text:style-name="P6">­<text:span text:style-name="T7"> S (sleeping) Z (zombie) D (uninterruptible sleep) T (stopped), with modifiers:</text:span></text:p>
      <text:p text:style-name="P6">W (swapped out) N (running niced) &gt; (memory soft limit exceeded) &lt; (hight niced level).</text:p>
      <text:p text:style-name="P6">It also informs you about the latest used processor <text:span text:style-name="T7">(LC)</text:span> and the percentage of usage of the</text:p>
      <text:p text:style-name="P6">processor <text:span text:style-name="T7">(%CPU)</text:span>, physical memory usage <text:span text:style-name="T7">(%MEM) </text:span>of processor time used</text:p>
      <text:p text:style-name="P6">by the process <text:span text:style-name="T7">(TIME)</text:span> and command name <text:span text:style-name="T7">(COMMAND)</text:span></text:p>
      <text:p text:style-name="P11"/>
      <text:p text:style-name="P10">Also in this same branch we can make modifications depending on what we want to modify</text:p>
      <text:p text:style-name="P10"/>
      <text:list xml:id="list750108223" text:style-name="L2">
        <text:list-item>
          <text:p text:style-name="P20">top ­d [t]: data is taken every second.</text:p>
        </text:list-item>
        <text:list-item>
          <text:p text:style-name="P25"><text:s/>top ­b: batch sampling.</text:p>
        </text:list-item>
        <text:list-item>
          <text:p text:style-name="P25">top ­u [user]: to obtain the process data of a certain user.</text:p>
        </text:list-item>
      </text:list>
      <text:p text:style-name="P7"/>
      <text:p text:style-name="P7"/>
      <text:p text:style-name="P10">As well as allowing some other commands</text:p>
      <text:p text:style-name="P7"/>
      <text:list xml:id="list761835102" text:style-name="L3">
        <text:list-item>
          <text:p text:style-name="P26">&lt;Spacebar&gt;: information refreshment.</text:p>
        </text:list-item>
        <text:list-item>
          <text:p text:style-name="P26"><text:s/>f: selection of parameters to be displayed.</text:p>
        </text:list-item>
        <text:list-item>
          <text:p text:style-name="P26"><text:s/>o: selection of the order in which the information is displayed.</text:p>
        </text:list-item>
        <text:list-item>
          <text:p text:style-name="P26">A: alternative way of delivering the results.</text:p>
        </text:list-item>
      </text:list>
      <text:p text:style-name="P7"/>
      <text:p text:style-name="P7"><text:span text:style-name="T7">ps</text:span>: </text:p>
      <text:p text:style-name="P7"/>
      <text:p text:style-name="P7">Displays the processes triggered in the system by the user executing the ps command. Providesinformation such as your PID, terminal number (TTY), CPU usage time (TIME) and command name (CMD).</text:p>
      <text:p text:style-name="P7"/>
      <text:p text:style-name="P7"/>
      <text:p text:style-name="P7"/>
      <text:p text:style-name="P8">This one benefits us much more since it shows us processes in tree mode.</text:p>
      <text:p text:style-name="P8"/>
      <text:list xml:id="list3155487108" text:style-name="L4">
        <text:list-item>
          <text:p text:style-name="P29">ps ­e: allows to visualize characteristics of all the processes.</text:p>
        </text:list-item>
        <text:list-item>
          <text:p text:style-name="P29"><text:s/>ps ­axjf: displays the processes executed in a tree structure.</text:p>
        </text:list-item>
        <text:list-item>
          <text:p text:style-name="P29"><text:s/>ps ­t ttylist: processes launched in a given terminal.</text:p>
        </text:list-item>
        <text:list-item>
          <text:p text:style-name="P29"><text:s/>ps ­u [user]: processes launched by a given user.</text:p>
        </text:list-item>
        <text:list-item>
          <text:p text:style-name="P29"><text:s/>ps ­o [format]: presents the information in a specific format, for example:</text:p>
        </text:list-item>
        <text:list-item>
          <text:p text:style-name="P29">ps ­eo pid,user,args –sort user</text:p>
        </text:list-item>
      </text:list>
      <text:p text:style-name="P7"/>
      <text:p text:style-name="P7"><text:soft-page-break/></text:p>
      <text:p text:style-name="P7"/>
      <text:p text:style-name="P7"><text:span text:style-name="T7">vmstat:</text:span> Displays information related to the memory system, including data on physical and virtual memory, swapping activity between memory and disk, disk transfers, interruptions, context changes, and processor utilization.</text:p>
      <text:p text:style-name="P7"/>
      <text:p text:style-name="P7">The syntax of this command is: vmstat t n. Where t indicates the elapsed time, usually in seconds, between two consecutive samples, and n is the number of samples.</text:p>
      <text:p text:style-name="P7">The first line of information is irrelevant, since it is calculated from the instant the system was started to the current moment.</text:p>
      <text:p text:style-name="P7"/>
      <text:p text:style-name="P7"/>
      <text:p text:style-name="P7"/>
      <text:list xml:id="list4213533673" text:style-name="L5">
        <text:list-item>
          <text:p text:style-name="P27">r – processes awaiting execution.</text:p>
        </text:list-item>
        <text:list-item>
          <text:p text:style-name="P27">b – processes sleeping uninterruptedly.</text:p>
        </text:list-item>
        <text:list-item>
          <text:p text:style-name="P27">w – processes exchanged.</text:p>
        </text:list-item>
        <text:list-item>
          <text:p text:style-name="P27">swpd – virtual memory in use.</text:p>
        </text:list-item>
        <text:list-item>
          <text:p text:style-name="P27">free – free physical memory.</text:p>
        </text:list-item>
        <text:list-item>
          <text:p text:style-name="P27">buff – memory used as buffer.</text:p>
        </text:list-item>
        <text:list-item>
          <text:p text:style-name="P27">cache – memory used as a cache.</text:p>
        </text:list-item>
        <text:list-item>
          <text:p text:style-name="P27">si – memory exchanged from disk (KB/s)</text:p>
        </text:list-item>
        <text:list-item>
          <text:p text:style-name="P27">so – memory exchanged to disk. (KB/s)</text:p>
        </text:list-item>
        <text:list-item>
          <text:p text:style-name="P27">bi – Memory blocks per second sent to disk.</text:p>
        </text:list-item>
        <text:list-item>
          <text:p text:style-name="P27">bo – blocks of memory per second sent from disk.</text:p>
        </text:list-item>
        <text:list-item>
          <text:p text:style-name="P27">in – interruptions per second.</text:p>
        </text:list-item>
        <text:list-item>
          <text:p text:style-name="P27">cs – context changes per second.</text:p>
        </text:list-item>
        <text:list-item>
          <text:p text:style-name="P27">us – using the processor by running user code.</text:p>
        </text:list-item>
        <text:list-item>
          <text:p text:style-name="P27">sy – using the processor running system code.</text:p>
        </text:list-item>
        <text:list-item>
          <text:p text:style-name="P27">id – percentage of time with the idle processor.</text:p>
        </text:list-item>
      </text:list>
      <text:p text:style-name="P7"/>
      <text:p text:style-name="P8">We also found that they can be used with some modifications</text:p>
      <text:p text:style-name="P8"/>
      <text:p text:style-name="P8"/>
      <text:list xml:id="list3756969259" text:style-name="L6">
        <text:list-item>
          <text:p text:style-name="P30"><text:s/>­<text:span text:style-name="T12">a: provides information about active and inactive memory.</text:span></text:p>
        </text:list-item>
        <text:list-item>
          <text:p text:style-name="P21"><text:s/>­f: gives the number of tasks created since startup.</text:p>
        </text:list-item>
        <text:list-item>
          <text:p text:style-name="P21"><text:s/>­d: gives statistics on disk usage.</text:p>
        </text:list-item>
      </text:list>
      <text:p text:style-name="P9"/>
      <text:p text:style-name="P9"><text:span text:style-name="T7">free</text:span>: allows you to obtain information on the system memory status of both physical and swap file memory.</text:p>
      <text:p text:style-name="P9">It presents the value of total available memory, the current and free memory, the shared memory in use, the number of buffers used and the cache size.</text:p>
      <text:p text:style-name="P9">It can be used to capture information periodically: free s t, where t indicates the time between consecutive samples.</text:p>
      <text:p text:style-name="P9"/>
      <text:p text:style-name="P9"/>
      <text:p text:style-name="P9"><text:span text:style-name="T7">df</text:span>: allows you to monitor the file system.</text:p>
      <text:p text:style-name="P9">Displays the amount of space available on each mounted drive of the file system. The space is displayed in 1K blocks by default.</text:p>
      <text:p text:style-name="P9"/>
      <text:list xml:id="list630822763" text:style-name="L7">
        <text:list-item>
          <text:p text:style-name="P22">­h: improves readability by using larger units.</text:p>
        </text:list-item>
        <text:list-item>
          <text:p text:style-name="P22">­l: displays only local units.</text:p>
        </text:list-item>
      </text:list>
      <text:p text:style-name="P9"/>
      <text:p text:style-name="P9"><text:span text:style-name="T7">du</text:span>: shows the capacity occupied by a particular directory.</text:p>
      <text:p text:style-name="P9"/>
      <text:list xml:id="list2035005765" text:style-name="L8">
        <text:list-item>
          <text:p text:style-name="P23">­h: improves readability.</text:p>
        </text:list-item>
        <text:list-item>
          <text:p text:style-name="P23">­all displays information from all directories.</text:p>
        </text:list-item>
      </text:list>
      <text:p text:style-name="P9"/>
      <text:p text:style-name="P13"/>
      <text:p text:style-name="P13"><text:span text:style-name="T7">hdparm</text:span>: allows you to know the most important parameters of a disc and change some of its configuration settings.</text:p>
      <text:p text:style-name="P13">It is specifically designed for disks with IDE interface. Can be used without modifiers, as follows: hdparm /dev/sda1</text:p>
      <text:p text:style-name="P13"><text:soft-page-break/></text:p>
      <text:list xml:id="list298211204" text:style-name="L9">
        <text:list-item>
          <text:p text:style-name="P32">­g: to obtain the geometry of the disc. It is given by the triplet:</text:p>
          <text:p text:style-name="P32">cylinders/heads/sectors, as well as the total number of sectors in the device and the displacement from the beginning of the disc.</text:p>
        </text:list-item>
        <text:list-item>
          <text:p text:style-name="P31">­t: reading speed in sequential sectors.</text:p>
        </text:list-item>
        <text:list-item>
          <text:p text:style-name="P31">­T: cache read speed, there is no access to the physical disk.</text:p>
        </text:list-item>
      </text:list>
      <text:p text:style-name="P13"/>
      <text:p text:style-name="P13"><text:span text:style-name="T7">w</text:span>: allows you to obtain information about users who are connected to the system and its processes.</text:p>
      <text:p text:style-name="P13"/>
      <text:p text:style-name="P13">It offers data such as the time, the time the system has been active, how many users are in the system and the system load as in uptime.</text:p>
      <text:p text:style-name="P13">The information provided for each user is the login name, terminal number, host and access, standby and CPU times used by all terminal associated processes (JCPU) and user processes (PCPU), as well as the executed commands.</text:p>
      <text:p text:style-name="P13"/>
      <text:p text:style-name="P13"/>
      <text:p text:style-name="P13"><text:span text:style-name="T7">mpstat</text:span>: collects statistics on the performance of each system processor.</text:p>
      <text:p text:style-name="P13">It allows the use of parameters to define the amount of time between each data collection and the number of reports required: mpstat time reports.</text:p>
      <text:p text:style-name="P13">Header information refers to:</text:p>
      <text:list xml:id="list715603030" text:style-name="L10">
        <text:list-header>
          <text:p text:style-name="P33"/>
        </text:list-header>
        <text:list-item>
          <text:p text:style-name="P33"><text:s/>CPU : number assigned to the processor.</text:p>
        </text:list-item>
        <text:list-item>
          <text:p text:style-name="P33"><text:s/>%user : usage rate at user level (applications).</text:p>
        </text:list-item>
        <text:list-item>
          <text:p text:style-name="P34"><text:s/>%nice : percentage usage with nice priority.</text:p>
        </text:list-item>
        <text:list-item>
          <text:p text:style-name="P34"><text:s/>%sys : use at system level</text:p>
        </text:list-item>
        <text:list-item>
          <text:p text:style-name="P34">%iowait : in standby after sending an output to an I/O device.</text:p>
        </text:list-item>
        <text:list-item>
          <text:p text:style-name="P33">%irq : in service to hardware interruptions.</text:p>
        </text:list-item>
        <text:list-item>
          <text:p text:style-name="P33">%soft : in service to software interruptions.</text:p>
        </text:list-item>
        <text:list-item>
          <text:p text:style-name="P33">%steal : service to appeal requests from another processor.</text:p>
        </text:list-item>
        <text:list-item>
          <text:p text:style-name="P33">%idle : waiting time for response from an I/O device.</text:p>
        </text:list-item>
        <text:list-item>
          <text:p text:style-name="P33">intr/s : total number of interruptions received per second.</text:p>
        </text:list-item>
      </text:list>
      <text:list xml:id="list2529404872" text:style-name="L11">
        <text:list-item>
          <text:p text:style-name="P35">P cpu_number: information from a specific CPU.</text:p>
        </text:list-item>
        <text:list-item>
          <text:p text:style-name="P35">­P ALL: all CPUs</text:p>
        </text:list-item>
      </text:list>
      <text:p text:style-name="P13"/>
      <text:p text:style-name="P13"/>
      <text:p text:style-name="P13"><text:span text:style-name="T7">iostat</text:span>: generates reports of CPU activity and I/O activity on devices.</text:p>
      <text:p text:style-name="P13">It is used to monitor the inputs and outputs on the system devices, observing the time during which the devices remain active relative to their average data transfer times. This information can be used to change system settings to improve the balance of inputs/outputs on physical disks.</text:p>
      <text:p text:style-name="P13">The first line of information is similar to the one provided by mpstat and allows the use of parameters to define the amount of time between each data collection and the number of reports desired: iostat time reports.</text:p>
      <text:p text:style-name="P13"/>
      <text:p text:style-name="P13"/>
      <text:p text:style-name="P13"/>
      <text:p text:style-name="P13"><text:span text:style-name="T7">Device</text:span>: device or partition name</text:p>
      <text:list xml:id="list2608091330" text:style-name="L12">
        <text:list-item>
          <text:p text:style-name="P36">tps : number of transfers per second. Each transfer can be input or output and unterminated in size.</text:p>
        </text:list-item>
        <text:list-item>
          <text:p text:style-name="P36">Blk_read/s: amount of data read per second, expressed in blocks per second. Each block has a size of 512 bytes, although this parameter depends on the kernel.</text:p>
        </text:list-item>
        <text:list-item>
          <text:p text:style-name="P36">Blk_wrtn/s : amount of data written per second, expressed in blocks per second.</text:p>
        </text:list-item>
        <text:list-item>
          <text:p text:style-name="P36"><text:s/>Blk_read : total number of blocks read.</text:p>
        </text:list-item>
        <text:list-item>
          <text:p text:style-name="P36"><text:s/>Blk_wrtn : total number of blocks written.</text:p>
        </text:list-item>
        <text:list-item>
          <text:p text:style-name="P36"><text:s/>kB_read/s : amount of data read, expressed in kilobytes per second.</text:p>
        </text:list-item>
        <text:list-item>
          <text:p text:style-name="P36"><text:s/>kB_wrtn/s : amount of data written, expressed in kilobytes per second.</text:p>
        </text:list-item>
        <text:list-item>
          <text:p text:style-name="P36"><text:s/>kB_read : total number of kilobytes read.</text:p>
        </text:list-item>
        <text:list-item>
          <text:p text:style-name="P36"><text:s/>kB_wrtn : total number of kilobytes written.</text:p>
        </text:list-item>
        <text:list-item>
          <text:p text:style-name="P36"><text:soft-page-break/><text:s/>MB_read/s</text:p>
        </text:list-item>
        <text:list-item>
          <text:p text:style-name="P36"><text:s/>MB_wrtn/s</text:p>
        </text:list-item>
        <text:list-item>
          <text:p text:style-name="P36"><text:s/>MB_read</text:p>
        </text:list-item>
        <text:list-item>
          <text:p text:style-name="P36"><text:s/>MB_wrtn</text:p>
        </text:list-item>
        <text:list-item>
          <text:p text:style-name="P36"><text:s/>rrqm/s : total number of read requests per second that entered the device queue.</text:p>
        </text:list-item>
        <text:list-item>
          <text:p text:style-name="P36"><text:s/>wrqm/s : Identical writing.</text:p>
        </text:list-item>
        <text:list-item>
          <text:p text:style-name="P36"><text:s/>r/s : total number of read requests per second served by the device.</text:p>
        </text:list-item>
        <text:list-item>
          <text:p text:style-name="P37"><text:s/>w/s : Identical writing.</text:p>
        </text:list-item>
        <text:list-item>
          <text:p text:style-name="P37">rsec/s : number of sectors read per second.</text:p>
        </text:list-item>
        <text:list-item>
          <text:p text:style-name="P36"><text:s/>wsec/s : <text:span text:style-name="T16">written idems</text:span></text:p>
        </text:list-item>
        <text:list-item>
          <text:p text:style-name="P37">rkB/s : number of kilobytes read per second</text:p>
        </text:list-item>
      </text:list>
      <text:p text:style-name="P14"/>
      <text:list xml:id="list1768809128" text:style-name="L13">
        <text:list-item>
          <text:p text:style-name="P38">.­c: CPU-only information.</text:p>
        </text:list-item>
        <text:list-item>
          <text:p text:style-name="P38"><text:s/>­d: device only information.</text:p>
        </text:list-item>
        <text:list-item>
          <text:p text:style-name="P38">­k: us<text:span text:style-name="T17">e</text:span> kilobytes.</text:p>
        </text:list-item>
        <text:list-item>
          <text:p text:style-name="P38">­c: CPU-only information.</text:p>
        </text:list-item>
        <text:list-item>
          <text:p text:style-name="P38"><text:s/>­d: device only information.</text:p>
        </text:list-item>
        <text:list-item>
          <text:p text:style-name="P38"><text:s/>­k: us<text:span text:style-name="T17">e</text:span> kilobytes.</text:p>
        </text:list-item>
      </text:list>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Bitstream Vera Serif" svg:font-family="'Bitstream Vera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6T20:39:15.834135897</meta:creation-date>
    <dc:date>2018-02-11T23:48:56.149628701</dc:date>
    <meta:editing-duration>PT1H20M55S</meta:editing-duration>
    <meta:editing-cycles>14</meta:editing-cycles>
    <meta:generator>LibreOffice/5.4.1.2.0$Linux_X86_64 LibreOffice_project/40m0$Build-2</meta:generator>
    <meta:document-statistic meta:table-count="0" meta:image-count="0" meta:object-count="0" meta:page-count="4" meta:paragraph-count="128" meta:word-count="1431" meta:character-count="8025" meta:non-whitespace-character-count="6785"/>
  </office:meta>
</office:document-meta>
</file>